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2.387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65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objectwithoutfill">
      <style:graphic-properties svg:stroke-color="#3465a4" draw:marker-start="Arrow" draw:marker-start-width="0.254cm" draw:marker-end="Arrow" draw:marker-end-width="0.254cm" draw:fill="solid" draw:textarea-vertical-align="middle" draw:shadow-offset-x="0.203cm" draw:shadow-offset-y="0.203cm"/>
    </style:style>
    <style:style style:name="gr11" style:family="graphic" style:parent-style-name="objectwithoutfill">
      <style:graphic-properties draw:marker-start="" draw:marker-end="" draw:fill="solid" draw:textarea-vertical-align="middle"/>
    </style:style>
    <style:style style:name="gr12" style:family="graphic" style:parent-style-name="standard">
      <style:graphic-properties draw:marker-start="Arrowheads_20_1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2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12.2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3" style:family="graphic" style:parent-style-name="objectwithoutfill">
      <style:graphic-properties svg:stroke-color="#3465a4" draw:marker-start="Arrow" draw:marker-start-width="0.254cm" draw:marker-end="Arrow" draw:marker-end-width="0.254cm" draw:fill="solid" draw:textarea-vertical-align="middle"/>
    </style:style>
    <style:style style:name="gr2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6" style:family="graphic" style:parent-style-name="standard">
      <style:graphic-properties draw:stroke="dash" draw:stroke-dash="_32__20_Dots_20_1_20_Dash" draw:fill="none" draw:fill-color="#ffffff" draw:textarea-horizontal-align="justify" draw:textarea-vertical-align="middle" draw:auto-grow-height="false" fo:min-height="6.1cm" fo:min-width="5.342cm"/>
    </style:style>
    <style:style style:name="gr2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2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3" draw:id="id3" draw:layer="layout" svg:width="4cm" svg:height="4.16cm" svg:x="28.829cm" svg:y="11.08cm">
          <text:p text:style-name="P1"><text:span text:style-name="T1">TCP/IP, TLS</text:span></text:p>
          <text:p text:style-name="P1"><text:span text:style-name="T1">MQTT</text:span></text:p>
          <text:p text:style-name="P1"><text:span text:style-name="T2"/></text:p>
          <text:p text:style-name="P1"><text:span text:style-name="T2">MCU</text:span></text:p>
          <text:p text:style-name="P1"><text:span text:style-name="T1">CC3235SF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3" draw:layer="layout" svg:width="4cm" svg:height="1.874cm" svg:x="34.798cm" svg:y="11.049cm">
          <text:p text:style-name="P1"><text:span text:style-name="T2">FLASH</text:span><text:span text:style-name="T2"><text:line-break/></text:span><text:span text:style-name="T1">32 MBit</text:span></text:p>
          <text:p text:style-name="P1"><text:span text:style-name="T1">W25Q32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3" draw:layer="layout" svg:width="4cm" svg:height="1.874cm" svg:x="34.798cm" svg:y="13.208cm">
          <text:p text:style-name="P1"><text:span text:style-name="T2">Crystal oscillator</text:span></text:p>
          <text:p text:style-name="P1"><text:span text:style-name="T1">40MHz+/-10ppm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4" draw:text-style-name="P3" xml:id="id2" draw:id="id2" draw:layer="layout" svg:width="4cm" svg:height="2.636cm" svg:x="28.956cm" svg:y="25.4cm">
          <text:p text:style-name="P1"><text:span text:style-name="T2">Microphone</text:span></text:p>
          <text:p text:style-name="P1"><text:span text:style-name="T1">ICS-40300 or </text:span></text:p>
          <text:p text:style-name="P1"><text:span text:style-name="T1">IM69D130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5" draw:text-style-name="P3" xml:id="id4" draw:id="id4" draw:layer="layout" svg:width="4cm" svg:height="1.874cm" svg:x="28.829cm" svg:y="8.413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6" draw:text-style-name="P3" xml:id="id1" draw:id="id1" draw:layer="layout" svg:width="4cm" svg:height="1.874cm" svg:x="28.956cm" svg:y="22.86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7" draw:text-style-name="P2" draw:layer="layout" svg:width="4cm" svg:height="1.874cm" svg:x="9.906cm" svg:y="10.922cm">
          <text:p text:style-name="P1"><text:span text:style-name="T1">AC/DC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8" draw:text-style-name="P3" draw:layer="layout" svg:width="4.064cm" svg:height="1.874cm" svg:x="9.906cm" svg:y="13.463cm">
          <text:p text:style-name="P1"><text:span text:style-name="T2">LDO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9" draw:text-style-name="P3" draw:layer="layout" svg:width="4cm" svg:height="1.874cm" svg:x="9.906cm" svg:y="22.225cm">
          <text:p text:style-name="P1"><text:span text:style-name="T2">Relay</text:span></text:p>
          <draw:enhanced-geometry svg:viewBox="0 0 1000 404" draw:text-areas="0 0 1000 404" draw:type="NonPrimitive" draw:enhanced-path="M 1000 404 L 1000 0 0 0 0 404 Z"/>
        </draw:custom-shape>
        <draw:line draw:style-name="gr10" draw:text-style-name="P4" draw:layer="layout" svg:x1="34.798cm" svg:y1="12.065cm" svg:x2="32.893cm" svg:y2="12.065cm">
          <text:p/>
        </draw:line>
        <draw:line draw:style-name="gr11" draw:text-style-name="P4" draw:layer="layout" svg:x1="34.798cm" svg:y1="14.193cm" svg:x2="32.893cm" svg:y2="14.193cm">
          <text:p/>
        </draw:line>
        <draw:connector draw:style-name="gr12" draw:text-style-name="P5" draw:layer="layout" svg:x1="30.956cm" svg:y1="24.734cm" svg:x2="30.956cm" svg:y2="25.4cm" draw:start-shape="id1" draw:start-glue-point="2" draw:end-shape="id2" draw:end-glue-point="0" svg:d="M30956 24734v666" svg:viewBox="0 0 1 667">
          <text:p/>
        </draw:connector>
        <draw:connector draw:style-name="gr13" draw:text-style-name="P5" draw:layer="layout" svg:x1="30.829cm" svg:y1="11.08cm" svg:x2="30.829cm" svg:y2="10.287cm" draw:start-shape="id3" draw:start-glue-point="0" draw:end-shape="id4" draw:end-glue-point="2" svg:d="M30829 11080v-793" svg:viewBox="0 0 1 794">
          <text:p/>
        </draw:connector>
        <draw:line draw:style-name="gr14" draw:text-style-name="P4" draw:layer="layout" svg:x1="30.861cm" svg:y1="8.382cm" svg:x2="30.861cm" svg:y2="6.985cm">
          <text:p/>
        </draw:line>
        <draw:line draw:style-name="gr14" draw:text-style-name="P4" draw:layer="layout" svg:x1="30.861cm" svg:y1="7.493cm" svg:x2="30.353cm" svg:y2="6.985cm">
          <text:p/>
        </draw:line>
        <draw:line draw:style-name="gr14" draw:text-style-name="P4" draw:layer="layout" svg:x1="30.861cm" svg:y1="7.493cm" svg:x2="31.369cm" svg:y2="6.985cm">
          <text:p/>
        </draw:line>
        <draw:frame draw:style-name="gr15" draw:text-style-name="P6" draw:layer="layout" svg:width="3.683cm" svg:height="1.673cm" svg:x="28.956cm" svg:y="5.842cm">
          <draw:text-box>
            <text:p text:style-name="P5"><text:span text:style-name="T3">2.4 GHz + 5GHz </text:span></text:p>
            <text:p text:style-name="P5"><text:span text:style-name="T3">WiFi</text:span></text:p>
          </draw:text-box>
        </draw:frame>
        <draw:custom-shape draw:name="ClassName" draw:style-name="gr16" draw:text-style-name="P3" draw:layer="layout" svg:width="4cm" svg:height="1.874cm" svg:x="9.906cm" svg:y="10.923cm">
          <text:p text:style-name="P1"><text:span text:style-name="T2">AC/DC</text:span></text:p>
          <draw:enhanced-geometry svg:viewBox="0 0 1000 404" draw:text-areas="0 0 1000 404" draw:type="NonPrimitive" draw:enhanced-path="M 1000 404 L 1000 0 0 0 0 404 Z"/>
        </draw:custom-shape>
        <draw:frame draw:style-name="gr17" draw:text-style-name="P6" draw:layer="layout" svg:width="1.778cm" svg:height="0.762cm" svg:x="15.494cm" svg:y="14.227cm">
          <draw:text-box>
            <text:p text:style-name="P5"><text:span text:style-name="T3">3.3V</text:span></text:p>
          </draw:text-box>
        </draw:frame>
        <draw:frame draw:style-name="gr17" draw:text-style-name="P6" draw:layer="layout" svg:width="1.397cm" svg:height="0.762cm" svg:x="15.621cm" svg:y="11.557cm">
          <draw:text-box>
            <text:p text:style-name="P5"><text:span text:style-name="T3">5V</text:span></text:p>
          </draw:text-box>
        </draw:frame>
        <draw:line draw:style-name="gr18" draw:text-style-name="P4" draw:layer="layout" svg:x1="13.97cm" svg:y1="11.908cm" svg:x2="15.621cm" svg:y2="11.908cm">
          <text:p/>
        </draw:line>
        <draw:line draw:style-name="gr18" draw:text-style-name="P4" draw:layer="layout" svg:x1="13.97cm" svg:y1="14.575cm" svg:x2="15.621cm" svg:y2="14.575cm">
          <text:p/>
        </draw:line>
        <draw:line draw:style-name="gr19" draw:text-style-name="P4" draw:layer="layout" svg:x1="15.494cm" svg:y1="22.702cm" svg:x2="13.843cm" svg:y2="22.702cm">
          <text:p/>
        </draw:line>
        <draw:frame draw:style-name="gr17" draw:text-style-name="P6" draw:layer="layout" svg:width="1.397cm" svg:height="0.762cm" svg:x="14.224cm" svg:y="21.971cm">
          <draw:text-box>
            <text:p text:style-name="P5"><text:span text:style-name="T3">5V</text:span></text:p>
          </draw:text-box>
        </draw:frame>
        <draw:frame draw:style-name="gr17" draw:text-style-name="P6" draw:layer="layout" svg:width="1.778cm" svg:height="0.762cm" svg:x="17.082cm" svg:y="11.684cm">
          <draw:text-box>
            <text:p text:style-name="P5"><text:span text:style-name="T3">3.3V</text:span></text:p>
          </draw:text-box>
        </draw:frame>
        <draw:line draw:style-name="gr18" draw:text-style-name="P4" draw:layer="layout" svg:x1="27.177cm" svg:y1="12.065cm" svg:x2="28.828cm" svg:y2="12.065cm">
          <text:p/>
        </draw:line>
        <draw:line draw:style-name="gr18" draw:text-style-name="P4" draw:layer="layout" svg:x1="8.182cm" svg:y1="11.908cm" svg:x2="9.833cm" svg:y2="11.908cm">
          <text:p/>
        </draw:line>
        <draw:frame draw:style-name="gr17" draw:text-style-name="P6" draw:layer="layout" svg:width="3.048cm" svg:height="0.762cm" svg:x="5.461cm" svg:y="11.527cm">
          <draw:text-box>
            <text:p text:style-name="P5"><text:span text:style-name="T3">220V 50Hz</text:span></text:p>
          </draw:text-box>
        </draw:frame>
        <draw:line draw:style-name="gr18" draw:text-style-name="P4" draw:layer="layout" svg:x1="8.255cm" svg:y1="22.702cm" svg:x2="9.906cm" svg:y2="22.702cm">
          <text:p/>
        </draw:line>
        <draw:frame draw:style-name="gr17" draw:text-style-name="P6" draw:layer="layout" svg:width="3.048cm" svg:height="0.762cm" svg:x="5.334cm" svg:y="22.829cm">
          <draw:text-box>
            <text:p text:style-name="P5"><text:span text:style-name="T3">220V 50Hz</text:span></text:p>
          </draw:text-box>
        </draw:frame>
        <draw:line draw:style-name="gr19" draw:text-style-name="P4" draw:layer="layout" svg:x1="9.906cm" svg:y1="23.718cm" svg:x2="8.255cm" svg:y2="23.718cm">
          <text:p/>
        </draw:line>
        <draw:frame draw:style-name="gr17" draw:text-style-name="P6" draw:layer="layout" svg:width="1.778cm" svg:height="0.762cm" svg:x="32.893cm" svg:y="11.176cm">
          <draw:text-box>
            <text:p text:style-name="P5"><text:span text:style-name="T3">SPI</text:span></text:p>
          </draw:text-box>
        </draw:frame>
        <draw:custom-shape draw:name="ClassName" draw:style-name="gr20" draw:text-style-name="P2" draw:layer="layout" svg:width="12.7cm" svg:height="4.16cm" svg:x="20.193cm" svg:y="17.303cm">
          <text:p text:style-name="P1"><text:span text:style-name="T1">Neural network</text:span></text:p>
          <text:p text:style-name="P1"><text:span text:style-name="T2"/></text:p>
          <text:p text:style-name="P1"><text:span text:style-name="T2">FPGA + MCU</text:span></text:p>
          <text:p text:style-name="P1"><text:span text:style-name="T1">Zynq-7000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1" draw:text-style-name="P3" draw:layer="layout" svg:width="4cm" svg:height="1.874cm" svg:x="34.862cm" svg:y="17.272cm">
          <text:p text:style-name="P1"><text:span text:style-name="T2">Boot FLASH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2" draw:text-style-name="P3" draw:layer="layout" svg:width="4cm" svg:height="1.874cm" svg:x="34.862cm" svg:y="19.431cm">
          <text:p text:style-name="P1"><text:span text:style-name="T2">Crystal oscillator</text:span></text:p>
          <draw:enhanced-geometry svg:viewBox="0 0 1000 404" draw:text-areas="0 0 1000 404" draw:type="NonPrimitive" draw:enhanced-path="M 1000 404 L 1000 0 0 0 0 404 Z"/>
        </draw:custom-shape>
        <draw:line draw:style-name="gr23" draw:text-style-name="P4" draw:layer="layout" svg:x1="34.862cm" svg:y1="18.288cm" svg:x2="32.957cm" svg:y2="18.288cm">
          <text:p/>
        </draw:line>
        <draw:line draw:style-name="gr14" draw:text-style-name="P4" draw:layer="layout" svg:x1="34.862cm" svg:y1="20.416cm" svg:x2="32.957cm" svg:y2="20.416cm">
          <text:p/>
        </draw:line>
        <draw:frame draw:style-name="gr17" draw:text-style-name="P6" draw:layer="layout" svg:width="1.778cm" svg:height="1.199cm" svg:x="32.957cm" svg:y="17.199cm">
          <draw:text-box>
            <text:p text:style-name="P5"><text:span text:style-name="T3">QuadSPI</text:span></text:p>
          </draw:text-box>
        </draw:frame>
        <draw:custom-shape draw:name="ClassName" draw:style-name="gr24" draw:text-style-name="P2" xml:id="id5" draw:id="id5" draw:layer="layout" svg:width="4cm" svg:height="4.16cm" svg:x="20.257cm" svg:y="11.08cm">
          <text:p text:style-name="P1"><text:span text:style-name="T1">BLE interface</text:span></text:p>
          <text:p text:style-name="P1"><text:span text:style-name="T2"/></text:p>
          <text:p text:style-name="P1"><text:span text:style-name="T2">MCU</text:span></text:p>
          <text:p text:style-name="P1"><text:span text:style-name="T1">CC3235SF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5" draw:text-style-name="P3" xml:id="id6" draw:id="id6" draw:layer="layout" svg:width="4cm" svg:height="1.874cm" svg:x="20.257cm" svg:y="8.413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connector draw:style-name="gr13" draw:text-style-name="P5" draw:layer="layout" svg:x1="22.257cm" svg:y1="11.08cm" svg:x2="22.257cm" svg:y2="10.287cm" draw:start-shape="id5" draw:start-glue-point="0" draw:end-shape="id6" draw:end-glue-point="2" svg:d="M22257 11080v-793" svg:viewBox="0 0 1 794">
          <text:p/>
        </draw:connector>
        <draw:line draw:style-name="gr14" draw:text-style-name="P4" draw:layer="layout" svg:x1="22.289cm" svg:y1="8.382cm" svg:x2="22.289cm" svg:y2="6.985cm">
          <text:p/>
        </draw:line>
        <draw:line draw:style-name="gr14" draw:text-style-name="P4" draw:layer="layout" svg:x1="22.289cm" svg:y1="7.493cm" svg:x2="21.781cm" svg:y2="6.985cm">
          <text:p/>
        </draw:line>
        <draw:line draw:style-name="gr14" draw:text-style-name="P4" draw:layer="layout" svg:x1="22.289cm" svg:y1="7.493cm" svg:x2="22.797cm" svg:y2="6.985cm">
          <text:p/>
        </draw:line>
        <draw:frame draw:style-name="gr15" draw:text-style-name="P6" draw:layer="layout" svg:width="3.683cm" svg:height="1.673cm" svg:x="20.384cm" svg:y="5.842cm">
          <draw:text-box>
            <text:p text:style-name="P5"><text:span text:style-name="T3">2.4 GHz</text:span></text:p>
            <text:p text:style-name="P5"><text:span text:style-name="T3">BLE</text:span></text:p>
          </draw:text-box>
        </draw:frame>
        <draw:line draw:style-name="gr18" draw:text-style-name="P4" draw:layer="layout" svg:x1="18.605cm" svg:y1="12.065cm" svg:x2="20.256cm" svg:y2="12.065cm">
          <text:p/>
        </draw:line>
        <draw:frame draw:style-name="gr17" draw:text-style-name="P6" draw:layer="layout" svg:width="1.778cm" svg:height="0.762cm" svg:x="25.654cm" svg:y="11.684cm">
          <draw:text-box>
            <text:p text:style-name="P5"><text:span text:style-name="T3">3.3V</text:span></text:p>
          </draw:text-box>
        </draw:frame>
        <draw:custom-shape draw:style-name="gr26" draw:text-style-name="P7" draw:layer="layout" svg:width="5.842cm" svg:height="6.35cm" svg:x="8.89cm" svg:y="9.398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3.683cm" svg:height="1.673cm" svg:x="10.033cm" svg:y="9.503cm">
          <draw:text-box>
            <text:p text:style-name="P5"><text:span text:style-name="T3">Power</text:span></text:p>
          </draw:text-box>
        </draw:frame>
        <draw:line draw:style-name="gr27" draw:text-style-name="P5" draw:layer="layout" svg:x1="22.162cm" svg:y1="15.24cm" svg:x2="22.162cm" svg:y2="17.272cm">
          <text:p/>
        </draw:line>
        <draw:line draw:style-name="gr27" draw:text-style-name="P5" draw:layer="layout" svg:x1="30.861cm" svg:y1="15.24cm" svg:x2="30.861cm" svg:y2="17.272cm">
          <text:p/>
        </draw:line>
        <draw:line draw:style-name="gr18" draw:text-style-name="P4" draw:layer="layout" svg:x1="30.861cm" svg:y1="22.86cm" svg:x2="30.861cm" svg:y2="21.463cm">
          <text:p/>
        </draw:line>
        <draw:frame draw:style-name="gr17" draw:text-style-name="P6" draw:layer="layout" svg:width="1.778cm" svg:height="0.762cm" svg:x="29.075cm" svg:y="15.875cm">
          <draw:text-box>
            <text:p text:style-name="P5"><text:span text:style-name="T3">SDIO</text:span></text:p>
          </draw:text-box>
        </draw:frame>
        <draw:frame draw:style-name="gr17" draw:text-style-name="P6" draw:layer="layout" svg:width="1.778cm" svg:height="0.762cm" svg:x="20.257cm" svg:y="15.902cm">
          <draw:text-box>
            <text:p text:style-name="P5"><text:span text:style-name="T3">SPI</text:span></text:p>
          </draw:text-box>
        </draw:frame>
        <draw:frame draw:style-name="gr17" draw:text-style-name="P6" draw:layer="layout" svg:width="1.778cm" svg:height="0.762cm" svg:x="17.018cm" svg:y="17.78cm">
          <draw:text-box>
            <text:p text:style-name="P5"><text:span text:style-name="T3">3.3V</text:span></text:p>
          </draw:text-box>
        </draw:frame>
        <draw:line draw:style-name="gr28" draw:text-style-name="P4" draw:layer="layout" svg:x1="20.193cm" svg:y1="18.161cm" svg:x2="18.542cm" svg:y2="18.161cm">
          <text:p/>
        </draw:line>
        <draw:custom-shape draw:name="ClassName" draw:style-name="gr29" draw:text-style-name="P3" draw:layer="layout" svg:width="4cm" svg:height="1.874cm" svg:x="20.066cm" svg:y="22.86cm">
          <text:p text:style-name="P1"><text:span text:style-name="T2">DDR3L</text:span></text:p>
          <text:p text:style-name="P1"><text:span text:style-name="T1">IM4G16D3FAB or</text:span><text:span text:style-name="T1"><text:line-break/></text:span><text:span text:style-name="T1">MT41K256M16HA</text:span></text:p>
          <draw:enhanced-geometry svg:viewBox="0 0 1000 404" draw:text-areas="0 0 1000 404" draw:type="NonPrimitive" draw:enhanced-path="M 1000 404 L 1000 0 0 0 0 404 Z"/>
        </draw:custom-shape>
        <draw:line draw:style-name="gr18" draw:text-style-name="P4" draw:layer="layout" svg:x1="21.971cm" svg:y1="22.86cm" svg:x2="21.971cm" svg:y2="21.463cm">
          <text:p/>
        </draw:line>
        <draw:custom-shape draw:name="ClassName" draw:style-name="gr30" draw:text-style-name="P3" draw:layer="layout" svg:width="4cm" svg:height="1.874cm" svg:x="24.575cm" svg:y="22.86cm">
          <text:p text:style-name="P1"><text:span text:style-name="T2">EMMC</text:span><text:span text:style-name="T2"><text:line-break/></text:span><text:span text:style-name="T1">MTFC4GLDDQ-4M</text:span></text:p>
          <draw:enhanced-geometry svg:viewBox="0 0 1000 404" draw:text-areas="0 0 1000 404" draw:mirror-horizontal="false" draw:mirror-vertical="false" draw:type="NonPrimitive" draw:enhanced-path="M 1000 404 L 1000 0 0 0 0 404 Z"/>
        </draw:custom-shape>
        <draw:line draw:style-name="gr18" draw:text-style-name="P4" draw:layer="layout" svg:x1="26.48cm" svg:y1="22.86cm" svg:x2="26.48cm" svg:y2="21.463cm">
          <text:p/>
        </draw:line>
        <draw:frame draw:style-name="gr17" draw:text-style-name="P6" draw:layer="layout" svg:width="1.778cm" svg:height="0.762cm" svg:x="24.765cm" svg:y="21.844cm">
          <draw:text-box>
            <text:p text:style-name="P5"><text:span text:style-name="T3">SDIO</text:span></text:p>
          </draw:text-box>
        </draw:frame>
        <draw:frame draw:style-name="gr17" draw:text-style-name="P6" draw:layer="layout" svg:width="1.778cm" svg:height="0.762cm" svg:x="18.415cm" svg:y="19.05cm">
          <draw:text-box>
            <text:p text:style-name="P5"><text:span text:style-name="T3">GPIO</text:span></text:p>
          </draw:text-box>
        </draw:frame>
        <draw:line draw:style-name="gr18" draw:text-style-name="P4" draw:layer="layout" svg:x1="20.193cm" svg:y1="19.812cm" svg:x2="13.843cm" svg:y2="19.812cm">
          <text:p/>
        </draw:line>
        <draw:custom-shape draw:name="ClassName" draw:style-name="gr31" draw:text-style-name="P3" draw:layer="layout" svg:width="4cm" svg:height="1.874cm" svg:x="9.906cm" svg:y="18.623cm">
          <text:p text:style-name="P1"><text:span text:style-name="T2">Amplifer</text:span></text:p>
          <draw:enhanced-geometry svg:viewBox="0 0 1000 404" draw:text-areas="0 0 1000 404" draw:type="NonPrimitive" draw:enhanced-path="M 1000 404 L 1000 0 0 0 0 404 Z"/>
        </draw:custom-shape>
        <draw:line draw:style-name="gr19" draw:text-style-name="P4" draw:layer="layout" svg:x1="15.494cm" svg:y1="18.973cm" svg:x2="13.843cm" svg:y2="18.973cm">
          <text:p/>
        </draw:line>
        <draw:frame draw:style-name="gr17" draw:text-style-name="P6" draw:layer="layout" svg:width="1.397cm" svg:height="0.762cm" svg:x="14.224cm" svg:y="18.242cm">
          <draw:text-box>
            <text:p text:style-name="P5"><text:span text:style-name="T3">5V</text:span></text:p>
          </draw:text-box>
        </draw:frame>
        <draw:line draw:style-name="gr18" draw:text-style-name="P4" draw:layer="layout" svg:x1="11.938cm" svg:y1="20.447cm" svg:x2="11.938cm" svg:y2="22.2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8:45:55.254000000</meta:creation-date>
    <dc:date>2019-08-04T12:23:04.012000000</dc:date>
    <meta:editing-duration>PT2H48M2S</meta:editing-duration>
    <meta:editing-cycles>25</meta:editing-cycles>
    <meta:generator>LibreOffice/6.2.5.2$Windows_X86_64 LibreOffice_project/1ec314fa52f458adc18c4f025c545a4e8b22c159</meta:generator>
    <meta:document-statistic meta:object-count="67"/>
  </office:meta>
</office:document-meta>
</file>